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7.94cm" svg:height="4.445cm" svg:x="0cm" svg:y="4.445cm">
          <text:p/>
        </draw:rect>
        <draw:rect draw:style-name="gr1" draw:text-style-name="P1" draw:layer="layout" svg:width="27.94cm" svg:height="4.445cm" svg:x="0cm" svg:y="0cm">
          <text:p/>
        </draw:rect>
        <draw:custom-shape draw:style-name="gr2" draw:text-style-name="P1" draw:id="id1" draw:layer="layout" svg:width="0.635cm" svg:height="0.635cm" svg:x="5.105cm" svg:y="1.90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1" draw:id="id2" draw:layer="layout" svg:width="3.81cm" svg:height="1.905cm" svg:x="7.645cm" svg:y="1.27cm">
          <text:p text:style-name="P1">Goes to draw arm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id="id3" draw:layer="layout" svg:width="3.81cm" svg:height="1.905cm" svg:x="7.645cm" svg:y="5.715cm">
          <text:p text:style-name="P1">Check assigned weap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id="id4" draw:layer="layout" svg:width="3.81cm" svg:height="1.905cm" svg:x="13.995cm" svg:y="5.715cm">
          <text:p text:style-name="P1">Issue assigned weap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id="id5" draw:layer="layout" svg:width="3.81cm" svg:height="1.905cm" svg:x="13.995cm" svg:y="1.27cm">
          <text:p text:style-name="P1">Receive Weapo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id="id6" draw:layer="layout" svg:width="3.81cm" svg:height="1.905cm" svg:x="20.345cm" svg:y="1.27cm">
          <text:p text:style-name="P1">Personal details &amp; Sig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id="id7" draw:layer="layout" svg:width="3.81cm" svg:height="1.905cm" svg:x="20.345cm" svg:y="5.715cm">
          <text:p text:style-name="P1">Verify Signatur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8" draw:layer="layout" svg:width="0.635cm" svg:height="0.635cm" svg:x="25.906cm" svg:y="6.40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layout" svg:x1="5.74cm" svg:y1="2.222cm" svg:x2="7.645cm" svg:y2="2.222cm" draw:start-shape="id1" draw:start-glue-point="10" draw:end-shape="id2" draw:end-glue-point="5" svg:d="m5740 2222h1905">
          <text:p/>
        </draw:connector>
        <draw:connector draw:style-name="gr4" draw:text-style-name="P1" draw:layer="layout" svg:x1="9.549cm" svg:y1="3.175cm" svg:x2="9.549cm" svg:y2="5.715cm" draw:start-shape="id2" draw:start-glue-point="6" draw:end-shape="id3" draw:end-glue-point="4" svg:d="m9549 3175v2540">
          <text:p/>
        </draw:connector>
        <draw:connector draw:style-name="gr4" draw:text-style-name="P1" draw:layer="layout" svg:x1="11.455cm" svg:y1="6.667cm" svg:x2="13.995cm" svg:y2="6.667cm" draw:start-shape="id3" draw:start-glue-point="7" draw:end-shape="id4" draw:end-glue-point="5" svg:d="m11455 6667h2540">
          <text:p/>
        </draw:connector>
        <draw:connector draw:style-name="gr4" draw:text-style-name="P1" draw:layer="layout" svg:x1="15.899cm" svg:y1="5.715cm" svg:x2="15.899cm" svg:y2="3.175cm" draw:start-shape="id4" draw:start-glue-point="4" draw:end-shape="id5" draw:end-glue-point="6" svg:d="m15899 5715v-2540">
          <text:p/>
        </draw:connector>
        <draw:connector draw:style-name="gr4" draw:text-style-name="P1" draw:layer="layout" svg:x1="17.805cm" svg:y1="2.222cm" svg:x2="20.345cm" svg:y2="2.222cm" draw:start-shape="id5" draw:start-glue-point="7" draw:end-shape="id6" draw:end-glue-point="5" svg:d="m17805 2222h2540">
          <text:p/>
        </draw:connector>
        <draw:connector draw:style-name="gr4" draw:text-style-name="P1" draw:layer="layout" svg:x1="22.249cm" svg:y1="3.175cm" svg:x2="22.249cm" svg:y2="5.715cm" draw:start-shape="id6" draw:start-glue-point="6" draw:end-shape="id7" draw:end-glue-point="4" svg:d="m22249 3175v2540">
          <text:p/>
        </draw:connector>
        <draw:connector draw:style-name="gr4" draw:text-style-name="P1" draw:layer="layout" svg:x1="24.155cm" svg:y1="6.667cm" svg:x2="25.906cm" svg:y2="6.723cm" draw:start-shape="id7" draw:start-glue-point="7" draw:end-shape="id8" draw:end-glue-point="6" svg:d="m24155 6667h876v56h875">
          <text:p/>
        </draw:connector>
        <draw:frame draw:style-name="gr5" draw:layer="layout" svg:width="2.471cm" svg:height="0.963cm" svg:x="0.635cm" svg:y="1.905cm">
          <draw:text-box>
            <text:p>Soldier</text:p>
          </draw:text-box>
        </draw:frame>
        <draw:frame draw:style-name="gr5" draw:layer="layout" svg:width="3.427cm" svg:height="0.963cm" svg:x="0.635cm" svg:y="6.022cm">
          <draw:text-box>
            <text:p>Store man</text:p>
          </draw:text-box>
        </draw:fram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27.94cm" svg:height="4.445cm" svg:x="0cm" svg:y="8.89cm">
          <text:p/>
        </draw:rect>
        <draw:rect draw:style-name="gr1" draw:text-style-name="P1" draw:layer="layout" svg:width="27.94cm" svg:height="4.445cm" svg:x="0cm" svg:y="4.445cm">
          <text:p/>
        </draw:rect>
        <draw:rect draw:style-name="gr1" draw:text-style-name="P1" draw:layer="layout" svg:width="27.94cm" svg:height="4.445cm" svg:x="0cm" svg:y="0cm">
          <text:p/>
        </draw:rect>
        <draw:custom-shape draw:style-name="gr2" draw:text-style-name="P1" draw:id="id9" draw:layer="layout" svg:width="0.635cm" svg:height="0.635cm" svg:x="4.105cm" svg:y="1.90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2" draw:id="id10" draw:layer="layout" svg:width="3.81cm" svg:height="1.905cm" svg:x="6.645cm" svg:y="1.27cm">
          <text:p text:style-name="P1"><text:span text:style-name="T1">Goes to draw ar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11" draw:layer="layout" svg:width="3.81cm" svg:height="1.905cm" svg:x="6.645cm" svg:y="5.715cm">
          <text:p text:style-name="P1"><text:span text:style-name="T1">Scan NRI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13" draw:layer="layout" svg:width="3.81cm" svg:height="1.905cm" svg:x="21.49cm" svg:y="5.715cm">
          <text:p text:style-name="P1"><text:span text:style-name="T1">Issue assigned weap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14" draw:layer="layout" svg:width="3.81cm" svg:height="1.905cm" svg:x="21.457cm" svg:y="1.168cm">
          <text:p text:style-name="P1"><text:span text:style-name="T1">Receive Weap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15" draw:layer="layout" svg:width="0.635cm" svg:height="0.635cm" svg:x="26.035cm" svg:y="1.90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layout" svg:x1="4.74cm" svg:y1="2.222cm" svg:x2="6.645cm" svg:y2="2.222cm" draw:start-shape="id9" draw:start-glue-point="10" draw:end-shape="id10" draw:end-glue-point="5" svg:d="m4740 2222h1905">
          <text:p/>
        </draw:connector>
        <draw:connector draw:style-name="gr4" draw:text-style-name="P1" draw:layer="layout" svg:x1="8.549cm" svg:y1="3.175cm" svg:x2="8.549cm" svg:y2="5.715cm" draw:start-shape="id10" draw:start-glue-point="6" draw:end-shape="id11" draw:end-glue-point="4" svg:d="m8549 3175v2540">
          <text:p/>
        </draw:connector>
        <draw:connector draw:style-name="gr4" draw:text-style-name="P1" draw:layer="layout" svg:x1="8.549cm" svg:y1="7.62cm" svg:x2="8.549cm" svg:y2="10.016cm" draw:start-shape="id11" draw:start-glue-point="6" draw:end-shape="id12" draw:end-glue-point="4" svg:d="m8549 7620v2396">
          <text:p/>
        </draw:connector>
        <draw:connector draw:style-name="gr4" draw:text-style-name="P1" draw:layer="layout" svg:x1="23.394cm" svg:y1="5.715cm" svg:x2="23.361cm" svg:y2="3.073cm" draw:start-shape="id13" draw:start-glue-point="4" draw:end-shape="id14" draw:end-glue-point="6" svg:d="m23394 5715v-1379h-33v-1263">
          <text:p/>
        </draw:connector>
        <draw:connector draw:style-name="gr4" draw:text-style-name="P1" draw:layer="layout" svg:x1="25.267cm" svg:y1="2.12cm" svg:x2="26.035cm" svg:y2="2.222cm" draw:start-shape="id14" draw:start-glue-point="7" draw:end-shape="id15" draw:end-glue-point="6" svg:d="m25267 2120h384v102h384">
          <text:p/>
        </draw:connector>
        <draw:frame draw:style-name="gr5" draw:text-style-name="P3" draw:layer="layout" svg:width="2.471cm" svg:height="0.963cm" svg:x="0.635cm" svg:y="1.905cm">
          <draw:text-box>
            <text:p><text:span text:style-name="T1">Soldier</text:span></text:p>
          </draw:text-box>
        </draw:frame>
        <draw:frame draw:style-name="gr5" draw:text-style-name="P3" draw:layer="layout" svg:width="3.427cm" svg:height="0.963cm" svg:x="0.635cm" svg:y="6.022cm">
          <draw:text-box>
            <text:p><text:span text:style-name="T1">Store man</text:span></text:p>
          </draw:text-box>
        </draw:frame>
        <draw:frame draw:style-name="gr5" draw:layer="layout" svg:width="2.61cm" svg:height="0.963cm" svg:x="0.635cm" svg:y="10.795cm">
          <draw:text-box>
            <text:p>System</text:p>
          </draw:text-box>
        </draw:frame>
        <draw:custom-shape draw:style-name="gr3" draw:text-style-name="P2" draw:id="id12" draw:layer="layout" svg:width="3.81cm" svg:height="1.905cm" svg:x="6.645cm" svg:y="10.016cm">
          <text:p text:style-name="P1"><text:span text:style-name="T1">Indicate assigned ar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16" draw:layer="layout" svg:width="3.81cm" svg:height="1.905cm" svg:x="11.345cm" svg:y="5.716cm">
          <text:p text:style-name="P1"><text:span text:style-name="T1">Retrieve assigned ar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0.455cm" svg:y1="10.968cm" svg:x2="13.249cm" svg:y2="7.621cm" draw:start-shape="id12" draw:start-glue-point="7" draw:end-shape="id16" draw:end-glue-point="6" svg:d="m10455 10968h2794v-3347">
          <text:p/>
        </draw:connector>
        <draw:custom-shape draw:style-name="gr3" draw:text-style-name="P2" draw:id="id17" draw:layer="layout" svg:width="3.81cm" svg:height="1.905cm" svg:x="16.345cm" svg:y="5.717cm">
          <text:p text:style-name="P1"><text:span text:style-name="T1">Scan weap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18" draw:layer="layout" svg:width="3.81cm" svg:height="1.905cm" svg:x="16.345cm" svg:y="10.018cm">
          <text:p text:style-name="P1"><text:span text:style-name="T1">Record date &amp; time ou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5.155cm" svg:y1="6.668cm" svg:x2="16.345cm" svg:y2="6.669cm" draw:start-shape="id16" draw:start-glue-point="7" draw:end-shape="id17" draw:end-glue-point="5" svg:d="m15155 6668h596v1h594">
          <text:p/>
        </draw:connector>
        <draw:connector draw:style-name="gr4" draw:text-style-name="P1" draw:layer="layout" svg:x1="18.249cm" svg:y1="7.622cm" svg:x2="18.249cm" svg:y2="10.018cm" draw:start-shape="id17" draw:start-glue-point="6" draw:end-shape="id18" draw:end-glue-point="4" svg:d="m18249 7622v2396">
          <text:p/>
        </draw:connector>
        <draw:connector draw:style-name="gr4" draw:text-style-name="P1" draw:layer="layout" svg:x1="20.155cm" svg:y1="10.97cm" svg:x2="23.394cm" svg:y2="7.62cm" draw:start-shape="id18" draw:start-glue-point="7" draw:end-shape="id13" draw:end-glue-point="6" svg:d="m20155 10970h3239v-3350">
          <text:p/>
        </draw:connector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1" draw:text-style-name="P1" draw:layer="layout" svg:width="27.94cm" svg:height="4.445cm" svg:x="0cm" svg:y="4.445cm">
          <text:p/>
        </draw:rect>
        <draw:rect draw:style-name="gr1" draw:text-style-name="P1" draw:layer="layout" svg:width="27.94cm" svg:height="4.445cm" svg:x="0cm" svg:y="0cm">
          <text:p/>
        </draw:rect>
        <draw:custom-shape draw:style-name="gr2" draw:text-style-name="P1" draw:id="id19" draw:layer="layout" svg:width="0.635cm" svg:height="0.635cm" svg:x="5.105cm" svg:y="1.90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2" draw:id="id20" draw:layer="layout" svg:width="3.81cm" svg:height="1.905cm" svg:x="7.645cm" svg:y="1.27cm">
          <text:p text:style-name="P1"><text:span text:style-name="T1">Goes to return ar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21" draw:layer="layout" svg:width="3.81cm" svg:height="1.905cm" svg:x="7.645cm" svg:y="5.715cm">
          <text:p text:style-name="P1"><text:span text:style-name="T1">Receive ar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22" draw:layer="layout" svg:width="3.81cm" svg:height="1.905cm" svg:x="13.995cm" svg:y="5.715cm">
          <text:p text:style-name="P1"><text:span text:style-name="T1">Place back ar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23" draw:layer="layout" svg:width="3.81cm" svg:height="1.905cm" svg:x="13.995cm" svg:y="1.27cm">
          <text:p text:style-name="P1"><text:span text:style-name="T1">Sign arms boo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24" draw:layer="layout" svg:width="3.81cm" svg:height="1.905cm" svg:x="20.345cm" svg:y="5.715cm">
          <text:p text:style-name="P1"><text:span text:style-name="T1">Verify Signat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25" draw:layer="layout" svg:width="0.635cm" svg:height="0.635cm" svg:x="25.906cm" svg:y="6.40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layout" svg:x1="5.74cm" svg:y1="2.222cm" svg:x2="7.645cm" svg:y2="2.222cm" draw:start-shape="id19" draw:start-glue-point="10" draw:end-shape="id20" draw:end-glue-point="5" svg:d="m5740 2222h1905">
          <text:p/>
        </draw:connector>
        <draw:connector draw:style-name="gr4" draw:text-style-name="P1" draw:layer="layout" svg:x1="9.549cm" svg:y1="3.175cm" svg:x2="9.549cm" svg:y2="5.715cm" draw:start-shape="id20" draw:start-glue-point="6" draw:end-shape="id21" draw:end-glue-point="4" svg:d="m9549 3175v2540">
          <text:p/>
        </draw:connector>
        <draw:connector draw:style-name="gr4" draw:text-style-name="P1" draw:layer="layout" svg:x1="11.455cm" svg:y1="6.667cm" svg:x2="13.995cm" svg:y2="6.667cm" draw:start-shape="id21" draw:start-glue-point="7" draw:end-shape="id22" draw:end-glue-point="5" svg:d="m11455 6667h2540">
          <text:p/>
        </draw:connector>
        <draw:connector draw:style-name="gr4" draw:text-style-name="P1" draw:layer="layout" svg:x1="15.899cm" svg:y1="5.715cm" svg:x2="15.899cm" svg:y2="3.175cm" draw:start-shape="id22" draw:start-glue-point="4" draw:end-shape="id23" draw:end-glue-point="6" svg:d="m15899 5715v-2540">
          <text:p/>
        </draw:connector>
        <draw:connector draw:style-name="gr4" draw:text-style-name="P1" draw:layer="layout" svg:x1="17.805cm" svg:y1="2.222cm" svg:x2="22.249cm" svg:y2="5.715cm" draw:start-shape="id23" draw:start-glue-point="7" draw:end-shape="id24" draw:end-glue-point="4" svg:d="m17805 2222h4444v3493">
          <text:p/>
        </draw:connector>
        <draw:connector draw:style-name="gr4" draw:text-style-name="P1" draw:layer="layout" svg:x1="24.155cm" svg:y1="6.667cm" svg:x2="25.906cm" svg:y2="6.723cm" draw:start-shape="id24" draw:start-glue-point="7" draw:end-shape="id25" draw:end-glue-point="6" svg:d="m24155 6667h876v56h875">
          <text:p/>
        </draw:connector>
        <draw:frame draw:style-name="gr5" draw:text-style-name="P3" draw:layer="layout" svg:width="2.471cm" svg:height="0.963cm" svg:x="0.635cm" svg:y="1.905cm">
          <draw:text-box>
            <text:p><text:span text:style-name="T1">Soldier</text:span></text:p>
          </draw:text-box>
        </draw:frame>
        <draw:frame draw:style-name="gr5" draw:text-style-name="P3" draw:layer="layout" svg:width="3.427cm" svg:height="0.963cm" svg:x="0.635cm" svg:y="6.022cm">
          <draw:text-box>
            <text:p><text:span text:style-name="T1">Store ma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1" draw:text-style-name="P1" draw:layer="layout" svg:width="27.94cm" svg:height="4.445cm" svg:x="0cm" svg:y="8.89cm">
          <text:p/>
        </draw:rect>
        <draw:rect draw:style-name="gr1" draw:text-style-name="P1" draw:layer="layout" svg:width="27.94cm" svg:height="4.445cm" svg:x="0cm" svg:y="4.445cm">
          <text:p/>
        </draw:rect>
        <draw:rect draw:style-name="gr1" draw:text-style-name="P1" draw:layer="layout" svg:width="27.94cm" svg:height="4.445cm" svg:x="0cm" svg:y="0cm">
          <text:p/>
        </draw:rect>
        <draw:custom-shape draw:style-name="gr2" draw:text-style-name="P1" draw:id="id26" draw:layer="layout" svg:width="0.635cm" svg:height="0.635cm" svg:x="3.205cm" svg:y="1.905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3" draw:text-style-name="P2" draw:id="id27" draw:layer="layout" svg:width="3.81cm" svg:height="1.905cm" svg:x="4.645cm" svg:y="1.27cm">
          <text:p text:style-name="P1"><text:span text:style-name="T1">Goes to return ar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28" draw:layer="layout" svg:width="3.81cm" svg:height="1.905cm" svg:x="4.645cm" svg:y="5.715cm">
          <text:p text:style-name="P1"><text:span text:style-name="T1">Receive ar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35" draw:layer="layout" svg:width="3.81cm" svg:height="1.905cm" svg:x="13.97cm" svg:y="10.025cm">
          <text:p text:style-name="P1"><text:span text:style-name="T1">Verify Return Pers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30" draw:layer="layout" svg:width="3.81cm" svg:height="1.905cm" svg:x="22.727cm" svg:y="5.715cm">
          <text:p text:style-name="P1"><text:span text:style-name="T1">Confirm retur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31" draw:layer="layout" svg:width="0.635cm" svg:height="0.635cm" svg:x="27.305cm" svg:y="6.452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4" draw:text-style-name="P1" draw:layer="layout" svg:x1="3.84cm" svg:y1="2.222cm" svg:x2="4.645cm" svg:y2="2.222cm" draw:start-shape="id26" draw:start-glue-point="10" draw:end-shape="id27" draw:end-glue-point="5" svg:d="m3840 2222h805">
          <text:p/>
        </draw:connector>
        <draw:connector draw:style-name="gr4" draw:text-style-name="P1" draw:layer="layout" svg:x1="6.549cm" svg:y1="3.175cm" svg:x2="6.549cm" svg:y2="5.715cm" draw:start-shape="id27" draw:start-glue-point="6" draw:end-shape="id28" draw:end-glue-point="4" svg:d="m6549 3175v2540">
          <text:p/>
        </draw:connector>
        <draw:connector draw:style-name="gr4" draw:text-style-name="P1" draw:layer="layout" svg:x1="8.455cm" svg:y1="6.667cm" svg:x2="9.234cm" svg:y2="6.728cm" draw:start-shape="id28" draw:start-glue-point="7" draw:end-shape="id29" draw:end-glue-point="5" svg:d="m8455 6667h390v61h389">
          <text:p/>
        </draw:connector>
        <draw:connector draw:style-name="gr4" draw:text-style-name="P1" draw:layer="layout" svg:x1="26.537cm" svg:y1="6.667cm" svg:x2="27.305cm" svg:y2="6.769cm" draw:start-shape="id30" draw:start-glue-point="7" draw:end-shape="id31" draw:end-glue-point="6" svg:d="m26537 6667h384v102h384">
          <text:p/>
        </draw:connector>
        <draw:frame draw:style-name="gr5" draw:text-style-name="P3" draw:layer="layout" svg:width="2.471cm" svg:height="0.963cm" svg:x="0.635cm" svg:y="1.905cm">
          <draw:text-box>
            <text:p><text:span text:style-name="T1">Soldier</text:span></text:p>
          </draw:text-box>
        </draw:frame>
        <draw:frame draw:style-name="gr5" draw:text-style-name="P3" draw:layer="layout" svg:width="3.427cm" svg:height="0.963cm" svg:x="0.635cm" svg:y="6.022cm">
          <draw:text-box>
            <text:p><text:span text:style-name="T1">Store man</text:span></text:p>
          </draw:text-box>
        </draw:frame>
        <draw:frame draw:style-name="gr5" draw:text-style-name="P3" draw:layer="layout" svg:width="2.61cm" svg:height="0.963cm" svg:x="0.635cm" svg:y="10.795cm">
          <draw:text-box>
            <text:p><text:span text:style-name="T1">System</text:span></text:p>
          </draw:text-box>
        </draw:frame>
        <draw:custom-shape draw:style-name="gr3" draw:text-style-name="P2" draw:id="id33" draw:layer="layout" svg:width="3.81cm" svg:height="1.905cm" svg:x="13.97cm" svg:y="5.715cm">
          <text:p text:style-name="P1"><text:span text:style-name="T1">Scan NRI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34" draw:layer="layout" svg:width="3.81cm" svg:height="1.905cm" svg:x="19.05cm" svg:y="10.025cm">
          <text:p text:style-name="P1"><text:span text:style-name="T1">Place back ar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29" draw:layer="layout" svg:width="3.81cm" svg:height="1.905cm" svg:x="9.234cm" svg:y="5.776cm">
          <text:p text:style-name="P1"><text:span text:style-name="T1">Scan weap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draw:id="id32" draw:layer="layout" svg:width="3.81cm" svg:height="1.905cm" svg:x="9.245cm" svg:y="10.018cm">
          <text:p text:style-name="P1"><text:span text:style-name="T1">Record date &amp; time i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svg:x1="11.138cm" svg:y1="7.681cm" svg:x2="11.149cm" svg:y2="10.018cm" draw:start-shape="id29" draw:start-glue-point="6" draw:end-shape="id32" draw:end-glue-point="4" svg:d="m11138 7681v1111h11v1226">
          <text:p/>
        </draw:connector>
        <draw:connector draw:style-name="gr4" draw:text-style-name="P1" draw:layer="layout" svg:x1="13.055cm" svg:y1="10.97cm" svg:x2="13.97cm" svg:y2="6.667cm" draw:start-shape="id32" draw:start-glue-point="7" draw:end-shape="id33" draw:end-glue-point="5" svg:d="m13055 10970h501v-2209h-86v-2094h500">
          <text:p/>
        </draw:connector>
        <draw:connector draw:style-name="gr4" draw:text-style-name="P1" draw:layer="layout" svg:x1="22.86cm" svg:y1="10.977cm" svg:x2="24.631cm" svg:y2="7.62cm" draw:start-shape="id34" draw:start-glue-point="7" draw:end-shape="id30" draw:end-glue-point="6" svg:d="m22860 10977h1771v-3357">
          <text:p/>
        </draw:connector>
        <draw:connector draw:style-name="gr4" draw:text-style-name="P1" draw:layer="layout" svg:x1="15.874cm" svg:y1="7.62cm" svg:x2="15.874cm" svg:y2="10.025cm" draw:start-shape="id33" draw:start-glue-point="6" draw:end-shape="id35" draw:end-glue-point="4" svg:d="m15874 7620v2405">
          <text:p/>
        </draw:connector>
        <draw:connector draw:style-name="gr4" draw:text-style-name="P1" draw:layer="layout" svg:x1="17.78cm" svg:y1="10.977cm" svg:x2="19.05cm" svg:y2="10.977cm" draw:start-shape="id35" draw:start-glue-point="7" draw:end-shape="id34" draw:end-glue-point="5" svg:d="m17780 10977h1270">
          <text:p/>
        </draw:connector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fo:wrap-option="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4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4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DB</meta:initial-creator>
    <meta:creation-date>2009-05-12T13:06:01.09</meta:creation-date>
    <dc:date>2009-05-13T07:37:43.53</dc:date>
    <dc:creator>SDB</dc:creator>
    <meta:editing-duration>PT00H17M27S</meta:editing-duration>
    <meta:editing-cycles>2</meta:editing-cycles>
    <meta:generator>OpenOffice.org/3.0$Win32 OpenOffice.org_project/300m9$Build-9358</meta:generator>
    <meta:document-statistic meta:object-count="115"/>
    <meta:user-defined meta:name="Info 1"/>
    <meta:user-defined meta:name="Info 2"/>
    <meta:user-defined meta:name="Info 3"/>
    <meta:user-defined meta:name="Info 4"/>
  </office:meta>
</office:document-meta>
</file>